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990000" style:font-name="Courier New" fo:font-size="12pt" officeooo:rsid="001c7f1c" officeooo:paragraph-rsid="000f148a" style:font-size-asian="12pt" style:font-size-complex="12pt"/>
    </style:style>
    <style:style style:name="P2" style:family="paragraph" style:parent-style-name="Standard">
      <style:text-properties fo:color="#990000" style:font-name="Courier New" fo:font-size="12pt" officeooo:rsid="001cec71" officeooo:paragraph-rsid="000f148a" style:font-size-asian="12pt" style:font-size-complex="12pt"/>
    </style:style>
    <style:style style:name="P3" style:family="paragraph" style:parent-style-name="Standard">
      <style:paragraph-properties fo:text-align="start" style:justify-single-word="false"/>
      <style:text-properties fo:color="#990000" style:font-name="Courier New" fo:font-size="12pt" officeooo:rsid="0013dfd3" officeooo:paragraph-rsid="0013dfd3" style:font-size-asian="12pt" style:font-size-complex="12pt"/>
    </style:style>
    <style:style style:name="P4" style:family="paragraph" style:parent-style-name="Standard">
      <style:paragraph-properties fo:text-align="start" style:justify-single-word="false"/>
      <style:text-properties fo:color="#990000" style:font-name="Courier New" fo:font-size="12pt" officeooo:rsid="00159502" officeooo:paragraph-rsid="00166639" style:font-size-asian="12pt" style:font-size-complex="12pt"/>
    </style:style>
    <style:style style:name="P5" style:family="paragraph" style:parent-style-name="Standard">
      <style:text-properties style:font-name="Courier New" officeooo:rsid="002189cf" officeooo:paragraph-rsid="000f148a"/>
    </style:style>
    <style:style style:name="P6" style:family="paragraph" style:parent-style-name="Standard">
      <style:text-properties style:font-name="Courier New" officeooo:rsid="00162c38" officeooo:paragraph-rsid="000f148a"/>
    </style:style>
    <style:style style:name="P7" style:family="paragraph" style:parent-style-name="Standard">
      <style:text-properties style:font-name="Courier New" officeooo:rsid="00162c38" officeooo:paragraph-rsid="001230fe"/>
    </style:style>
    <style:style style:name="P8" style:family="paragraph" style:parent-style-name="Standard">
      <style:text-properties style:font-name="Courier New" officeooo:paragraph-rsid="000f148a"/>
    </style:style>
    <style:style style:name="P9" style:family="paragraph" style:parent-style-name="Standard">
      <style:text-properties style:font-name="Courier New" officeooo:paragraph-rsid="00106ee4"/>
    </style:style>
    <style:style style:name="P10" style:family="paragraph" style:parent-style-name="Standard">
      <style:text-properties fo:color="#b2b2b2" style:font-name="Courier New" officeooo:rsid="00162c38" officeooo:paragraph-rsid="000f148a"/>
    </style:style>
    <style:style style:name="P11" style:family="paragraph" style:parent-style-name="Preformatted_20_Text">
      <style:text-properties fo:color="#cc0000" style:font-name="Courier New" fo:font-size="12pt" officeooo:rsid="001c7f1c" officeooo:paragraph-rsid="000f148a" style:font-size-asian="12pt" style:font-size-complex="12pt"/>
    </style:style>
    <style:style style:name="P12" style:family="paragraph" style:parent-style-name="Heading_20_1" style:list-style-name="">
      <style:text-properties officeooo:rsid="002172c9" officeooo:paragraph-rsid="000f148a"/>
    </style:style>
    <style:style style:name="P13" style:family="paragraph" style:parent-style-name="Standard">
      <style:text-properties fo:color="#b2b2b2" style:font-name="Courier New" officeooo:rsid="0013dfd3" officeooo:paragraph-rsid="000f148a"/>
    </style:style>
    <style:style style:name="P14" style:family="paragraph" style:parent-style-name="Standard">
      <style:text-properties fo:color="#00cc33" style:font-name="Courier New" officeooo:rsid="0013dfd3" officeooo:paragraph-rsid="000f148a"/>
    </style:style>
    <style:style style:name="P15" style:family="paragraph" style:parent-style-name="Standard">
      <style:paragraph-properties fo:text-align="start" style:justify-single-word="false"/>
      <style:text-properties fo:color="#0000ff" style:font-name="Courier New" fo:font-size="12pt" officeooo:rsid="0013dfd3" officeooo:paragraph-rsid="0013dfd3" style:font-size-asian="12pt" style:font-size-complex="12pt"/>
    </style:style>
    <style:style style:name="P16" style:family="paragraph" style:parent-style-name="Standard">
      <style:paragraph-properties fo:text-align="start" style:justify-single-word="false"/>
      <style:text-properties fo:color="#0000ff" style:font-name="Courier New" fo:font-size="12pt" officeooo:rsid="00166639" officeooo:paragraph-rsid="00166639" style:font-size-asian="12pt" style:font-size-complex="12pt"/>
    </style:style>
    <style:style style:name="P17" style:family="paragraph" style:parent-style-name="Standard">
      <style:paragraph-properties fo:text-align="start" style:justify-single-word="false"/>
      <style:text-properties fo:color="#0000ff" style:font-name="Courier New" fo:font-size="12pt" officeooo:rsid="001655bf" officeooo:paragraph-rsid="001655bf" style:font-size-asian="12pt" style:font-size-complex="12pt"/>
    </style:style>
    <style:style style:name="T1" style:family="text">
      <style:text-properties fo:color="#999999" fo:font-size="12pt" officeooo:rsid="001cec71" style:font-size-asian="12pt" style:font-size-complex="12pt"/>
    </style:style>
    <style:style style:name="T2" style:family="text">
      <style:text-properties fo:color="#0000cc" officeooo:rsid="002d69cb"/>
    </style:style>
    <style:style style:name="T3" style:family="text">
      <style:text-properties fo:color="#0000ff"/>
    </style:style>
    <style:style style:name="T4" style:family="text">
      <style:text-properties fo:color="#0000ff" fo:font-size="12pt" officeooo:rsid="001c7f1c" style:font-size-asian="12pt" style:font-size-complex="12pt"/>
    </style:style>
    <style:style style:name="T5" style:family="text">
      <style:text-properties fo:color="#0000ff" officeooo:rsid="001c7f1c"/>
    </style:style>
    <style:style style:name="T6" style:family="text">
      <style:text-properties fo:color="#0000ff" officeooo:rsid="001655bf"/>
    </style:style>
    <style:style style:name="T7" style:family="text">
      <style:text-properties fo:color="#0000ff" officeooo:rsid="00166639"/>
    </style:style>
    <style:style style:name="T8" style:family="text">
      <style:text-properties fo:color="#0000ff" officeooo:rsid="0016fa73"/>
    </style:style>
    <style:style style:name="T9" style:family="text">
      <style:text-properties fo:color="#0000ff" officeooo:rsid="00173784"/>
    </style:style>
    <style:style style:name="T10" style:family="text">
      <style:text-properties fo:color="#339966" fo:font-size="12pt" officeooo:rsid="0023b9d4" style:font-size-asian="12pt" style:font-size-complex="12pt"/>
    </style:style>
    <style:style style:name="T11" style:family="text">
      <style:text-properties fo:color="#339966" fo:font-size="12pt" officeooo:rsid="001c7f1c" style:font-size-asian="12pt" style:font-size-complex="12pt"/>
    </style:style>
    <style:style style:name="T12" style:family="text">
      <style:text-properties officeooo:rsid="0020f766"/>
    </style:style>
    <style:style style:name="T13" style:family="text">
      <style:text-properties fo:color="#990000" fo:font-size="12pt" officeooo:rsid="001cec71" style:font-size-asian="12pt" style:font-size-complex="12pt"/>
    </style:style>
    <style:style style:name="T14" style:family="text">
      <style:text-properties fo:color="#00cc33"/>
    </style:style>
    <style:style style:name="T15" style:family="text">
      <style:text-properties fo:color="#00cc33" officeooo:rsid="002360f7"/>
    </style:style>
    <style:style style:name="T16" style:family="text">
      <style:text-properties fo:color="#00cc33" officeooo:rsid="001f9203"/>
    </style:style>
    <style:style style:name="T17" style:family="text">
      <style:text-properties fo:color="#00cc33" officeooo:rsid="0013dfd3"/>
    </style:style>
    <style:style style:name="T18" style:family="text">
      <style:text-properties officeooo:rsid="002360f7"/>
    </style:style>
    <style:style style:name="T19" style:family="text">
      <style:text-properties fo:color="#b2b2b2"/>
    </style:style>
    <style:style style:name="T20" style:family="text">
      <style:text-properties fo:color="#b2b2b2" officeooo:rsid="0027ba90"/>
    </style:style>
    <style:style style:name="T21" style:family="text">
      <style:text-properties fo:color="#b2b2b2" officeooo:rsid="0023b9d4"/>
    </style:style>
    <style:style style:name="T22" style:family="text">
      <style:text-properties fo:color="#b2b2b2" officeooo:rsid="002189cf"/>
    </style:style>
    <style:style style:name="T23" style:family="text">
      <style:text-properties fo:color="#b2b2b2" officeooo:rsid="002889c4"/>
    </style:style>
    <style:style style:name="T24" style:family="text">
      <style:text-properties fo:color="#b2b2b2" officeooo:rsid="001230fe"/>
    </style:style>
    <style:style style:name="T25" style:family="text">
      <style:text-properties fo:color="#b2b2b2" officeooo:rsid="0013dfd3"/>
    </style:style>
    <style:style style:name="T26" style:family="text">
      <style:text-properties fo:color="#336699" fo:font-size="12pt" officeooo:rsid="001c7f1c" style:font-size-asian="12pt" style:font-size-complex="12pt"/>
    </style:style>
    <style:style style:name="T27" style:family="text">
      <style:text-properties fo:color="#336699" fo:font-size="12pt" officeooo:rsid="002c1330" style:font-size-asian="12pt" style:font-size-complex="12pt"/>
    </style:style>
    <style:style style:name="T28" style:family="text">
      <style:text-properties fo:color="#336699" officeooo:rsid="00271988"/>
    </style:style>
    <style:style style:name="T29" style:family="text">
      <style:text-properties officeooo:rsid="001f9203"/>
    </style:style>
    <style:style style:name="T30" style:family="text">
      <style:text-properties style:use-window-font-color="true" officeooo:rsid="001f9203"/>
    </style:style>
    <style:style style:name="T31" style:family="text">
      <style:text-properties style:use-window-font-color="true" officeooo:rsid="002a8620"/>
    </style:style>
    <style:style style:name="T32" style:family="text">
      <style:text-properties officeooo:rsid="002a8620"/>
    </style:style>
    <style:style style:name="T33" style:family="text">
      <style:text-properties fo:color="#000000" fo:font-size="12pt" officeooo:rsid="001c7f1c" style:font-size-asian="12pt" style:font-size-complex="12pt"/>
    </style:style>
    <style:style style:name="T34" style:family="text">
      <style:text-properties officeooo:rsid="0013df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p text:style-name="P9"><text:span text:style-name="T1">PROCEDIMIENTO</text:span> <text:span text:style-name="T2">separacion_a_articulos</text:span><text:span text:style-name="T4">BFS</text:span>(v:<text:span text:style-name="T10">Vértice</text:span>,<text:span text:style-name="T12">lista_distancias <text:tab/><text:tab/><text:tab/><text:tab/><text:tab/><text:tab/><text:tab/><text:tab/><text:tab/><text:tab/><text:tab/><text:tab/>:</text:span><text:span text:style-name="T10">Lista</text:span>)</text:p>
      <text:p text:style-name="P2"/>
      <text:p text:style-name="P8"><text:span text:style-name="T13">VAR</text:span> <text:s text:c="2"/>Q:<text:span text:style-name="T10">Cola de v</text:span><text:span text:style-name="T11">értice</text:span></text:p>
      <text:p text:style-name="P8"><text:tab/> u,w: <text:span text:style-name="T10">v</text:span><text:span text:style-name="T11">értice</text:span> </text:p>
      <text:p text:style-name="P8"><text:tab/> <text:span text:style-name="T34">distAux: entero</text:span></text:p>
      <text:p text:style-name="P8"/>
      <text:p text:style-name="P11">Comienzo</text:p>
      <text:p text:style-name="P8"/>
      <text:p text:style-name="P8"><text:tab/><text:span text:style-name="T14">CrearCola</text:span>(Q) </text:p>
      <text:p text:style-name="P8"><text:tab/><text:span text:style-name="T14">Marcar</text:span>(v) </text:p>
      <text:p text:style-name="P5"><text:span text:style-name="T18"><text:tab/></text:span><text:span text:style-name="T15">set</text:span><text:span text:style-name="T14">Nivel</text:span>(v, 0)<text:span text:style-name="T19">/*</text:span><text:span text:style-name="T20">Establece el nivel del vertice pasado como <text:tab/><text:tab/><text:tab/><text:tab/><text:tab/><text:tab/><text:tab/>parámetro</text:span><text:span text:style-name="T21">*/</text:span></text:p>
      <text:p text:style-name="P8"><text:tab/><text:span text:style-name="T14">InsBack</text:span>(Q,v) <text:span text:style-name="T19">/*”</text:span><text:span text:style-name="T21">encolar”*/</text:span></text:p>
      <text:p text:style-name="P8"><text:span text:style-name="T21"><text:tab/></text:span><text:span text:style-name="T25">distAux = 0</text:span></text:p>
      <text:p text:style-name="P13"/>
      <text:p text:style-name="P8"><text:tab/><text:span text:style-name="T26">Mientras</text:span> <text:span text:style-name="T14">No-Vacia</text:span>(Q) </text:p>
      <text:p text:style-name="P8"/>
      <text:p text:style-name="P8"><text:tab/><text:tab/>u = <text:span text:style-name="T14">primero</text:span>(Q) </text:p>
      <text:p text:style-name="P6"><text:tab/><text:tab/>Q = <text:span text:style-name="T14">resto</text:span>(Q)</text:p>
      <text:p text:style-name="P6"/>
      <text:p text:style-name="P6"><text:tab/><text:tab/><text:span text:style-name="T26">Para cada</text:span> w adyacente a u</text:p>
      <text:p text:style-name="P6"><text:tab/><text:tab/> <text:tab/><text:span text:style-name="T26">Si</text:span> w no marcado <text:span text:style-name="T28">entonces</text:span></text:p>
      <text:p text:style-name="P6"><text:tab/><text:tab/><text:tab/><text:tab/><text:span text:style-name="T14">Marcar</text:span>(w)</text:p>
      <text:p text:style-name="P6"><text:tab/><text:tab/><text:tab/><text:tab/><text:span text:style-name="T15">setNivel</text:span><text:span text:style-name="T18">(w,</text:span><text:span text:style-name="T16">getNivel</text:span><text:span text:style-name="T29">(u) + 1)</text:span><text:tab/><text:span text:style-name="T22">/*</text:span><text:span text:style-name="T23">getNivel <text:tab/><text:tab/><text:tab/></text:span><text:span text:style-name="T20">Devuelve </text:span><text:span text:style-name="T24">e</text:span><text:span text:style-name="T20">l nivel del vértice pasado como parámetro</text:span><text:span text:style-name="T21">*/</text:span><text:tab/><text:tab/></text:p>
      <text:p text:style-name="P6"><text:tab/><text:tab/><text:tab/><text:span text:style-name="T16"><text:tab/></text:span><text:span text:style-name="T17">si getNivel(w) &gt; distAux entonces</text:span></text:p>
      <text:p text:style-name="P14"><text:tab/><text:tab/><text:tab/><text:tab/><text:tab/>distAux = getNivel(w)</text:p>
      <text:p text:style-name="P6"><text:tab/><text:tab/><text:tab/><text:tab/><text:span text:style-name="T14">InsBack</text:span>(Q,w)<text:span text:style-name="T26"><text:line-break/><text:tab/><text:tab/><text:tab/>Fin si<text:line-break/><text:tab/><text:tab/>Fin para</text:span><text:span text:style-name="T33"><text:line-break/><text:tab/></text:span><text:span text:style-name="T26">Fin Mientras</text:span></text:p>
      <text:p text:style-name="P7"><text:span text:style-name="T16">agregarALista</text:span><text:span text:style-name="T30">(</text:span><text:span text:style-name="T31">lista_distancias,</text:span><text:span text:style-name="T16">identificador</text:span><text:span text:style-name="T32">(v),distAux)</text:span></text:p>
      <text:p text:style-name="P10"><text:span text:style-name="T26"><text:tab/>/*</text:span><text:span text:style-name="T27">identificador devuelve el nombre del vértice</text:span><text:span text:style-name="T26">*/</text:span></text:p>
      <text:p text:style-name="P1">Fin</text:p>
      <text:p text:style-name="P1"/>
      <text:p text:style-name="P3">GradoSeparacion(g: grafoCFC): entero</text:p>
      <text:p text:style-name="P3">var </text:p>
      <text:p text:style-name="P3"><text:tab/>l :Lista<text:tab/><text:tab/></text:p>
      <text:p text:style-name="P3">comienzo<text:tab/></text:p>
      <text:p text:style-name="P3"><text:tab/>crearLista(l)</text:p>
      <text:p text:style-name="P3"><text:tab/>para cada v en g </text:p>
      <text:p text:style-name="P3"><text:tab/><text:tab/> <text:span text:style-name="T2">separacion_a_articulos</text:span><text:span text:style-name="T5">BFS</text:span><text:span text:style-name="T3">(v,l)</text:span></text:p>
      <text:p text:style-name="P15"><text:tab/><text:tab/> /*se encarga de encontrar la max distancia entre el <text:tab/><text:tab/><text:tab/> <text:tab/><text:tab/><text:tab/><text:tab/><text:tab/>vertice v y todos los demas*/</text:p>
      <text:p text:style-name="P15"><text:tab/>fin para</text:p>
      <text:p text:style-name="P15"><text:tab/>retornar (MaxAux(l)) /*devuelve el maximo de la lista*/</text:p>
      <text:p text:style-name="P15">fin </text:p>
      <text:p text:style-name="P15"/>
      <text:p text:style-name="P15"><text:soft-page-break/></text:p>
      <text:p text:style-name="Standard">Dippy debería armar un grafo en base a los artículos y las referencias entre ellos, siendo éstos vértices y aristas respectivamente. </text:p>
      <text:p text:style-name="Standard"/>
      <text:p text:style-name="Standard">Luego debería hacer una recorrida DFS agregando los artículos a una pila en pos-orden.</text:p>
      <text:p text:style-name="Standard"/>
      <text:p text:style-name="Standard">La inserción de elementos a la pila de esta forma, dotan a la estructura de las siguientes propiedades:</text:p>
      <text:p text:style-name="Standard"/>
      <text:p text:style-name="Standard">1) Al terminar la DFS, el vértice que queda en el tope de la pila pertenece a una CFC fuente.</text:p>
      <text:p text:style-name="Standard"/>
      <text:p text:style-name="Standard">2) En el proceso de desapilar, la secuencia de los f1,…,fk siendo estos los primeros vértices agregados de cada CFC determinan una secuencia v1,…,vk en el grafo de componentes, que es un ordenamiento topológico.</text:p>
      <text:p text:style-name="Standard"/>
      <text:p text:style-name="Standard">Esto sugiere una solución para identificar las componentes usando el grafo transpuesto. El procedimiento que debería implementar Dippy sería el siguiente:</text:p>
      <text:p text:style-name="Standard"/>
      <text:p text:style-name="Standard">La componente a la cual pertenece el primer elemento de la pila es fuente en G, y por lo tanto sumidero en G transpuesta. Entonces a partir de este primer elemento (haciendo un recorrido DFS) se encuentran todos los vértices pertenecientes a esa CFC. A medida que se recorren estos vértices se van desapilando y también agregando a una cola de prioridad, cuya prioridad es el número correlativo al del ordenamiento topológico. Estas operaciones se hacen en pre-orden. Entonces una vez recorrida la primer componente, se habrán extraído de la pila solo los vértices de la CFC que se estaba recorriendo. Luego por la observación 2 el siguiente elemento de la pila pertenecerá a una CFC fuente en G, la cual a su vez es sumidero en G transpuesta. De esta manera se podrá hacer el mismo recorrido para identificar los elementos de esta nueva componente, y desapilarlos de la pila agregándolos a la cola. Se continua de esta misma forma hasta que no haya más elementos en la pila, luego se devuelve la cola de prioridad con las colecciones identificadas.</text:p>
      <text:p text:style-name="P16"/>
      <text:p text:style-name="P4"><text:span text:style-name="T3">, una vez obtenida esta estructura, el </text:span><text:span text:style-name="T7">vértice</text:span><text:span text:style-name="T3"> que queda en la cima pertenece a una colección fuente. Es decir, solo pueden existir referencias de </text:span><text:span text:style-name="T6">artículos</text:span><text:span text:style-name="T3"> de esta colección a otras y no al re</text:span><text:span text:style-name="T6">vés. Luego el Dippy debe armar el grafo transpuesto de las colecciones (la fuente pasa a ser sumidero), y tomar el primer elemento de la pila haciendo un recorrido DFS con este elemento. Esto nos va a devolver los </text:span><text:span text:style-name="T7">vértices</text:span><text:span text:style-name="T6"> de la primer componente del primer ordenamiento, en esta recorrida a medida que vamos pasando por los </text:span><text:span text:style-name="T7">vértices</text:span><text:span text:style-name="T6"> los debemos ir </text:span><text:span text:style-name="T7">des apilando.</text:span><text:span text:style-name="T6"> Entonces cuando se recorra el primer sumidero, se estarán eliminando los </text:span><text:span text:style-name="T7">vértices</text:span><text:span text:style-name="T6"> de esa componente. Para la siguiente pasada el </text:span><text:span text:style-name="T7">vértice</text:span><text:span text:style-name="T6"> que </text:span><text:span text:style-name="T7">estará</text:span><text:span text:style-name="T6"> en la cima de la pila pertenecerá a la siguiente </text:span><text:span text:style-name="T7">componente</text:span><text:span text:style-name="T6"> en el ordenamiento, la cual es fuente si removemos al anterior. Después se repite el mismo procedimiento hasta no tener mas elementos en la pila.</text:span></text:p>
      <text:p text:style-name="P17"><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1T18:57:36.213000000</meta:creation-date>
    <dc:date>2015-09-13T21:22:54.399564066</dc:date>
    <meta:editing-duration>PT1H10M51S</meta:editing-duration>
    <meta:editing-cycles>5</meta:editing-cycles>
    <meta:generator>LibreOffice/4.4.4.3$Linux_X86_64 LibreOffice_project/40m0$Build-3</meta:generator>
    <meta:document-statistic meta:table-count="0" meta:image-count="0" meta:object-count="0" meta:page-count="3" meta:paragraph-count="43" meta:word-count="588" meta:character-count="3761" meta:non-whitespace-character-count="3108"/>
  </office:meta>
</office:document-meta>
</file>